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Paragraph">
      <style:text-properties style:font-name="Arial" fo:font-size="14pt" fo:font-weight="bold" officeooo:paragraph-rsid="0014c25f" style:font-size-asian="14pt" style:font-weight-asian="bold" style:font-name-complex="Arial1" style:font-size-complex="14pt"/>
    </style:style>
    <style:style style:name="P2" style:family="paragraph" style:parent-style-name="List_20_Paragraph">
      <style:text-properties style:font-name="arial" fo:font-size="14pt" style:font-size-asian="14pt" style:font-size-complex="14pt"/>
    </style:style>
    <style:style style:name="P3" style:family="paragraph" style:parent-style-name="List_20_Paragraph" style:master-page-name="Standard">
      <style:paragraph-properties style:page-number="auto"/>
      <style:text-properties style:font-name="arial" fo:font-size="14pt" style:font-size-asian="14pt" style:font-size-complex="14pt"/>
    </style:style>
    <style:style style:name="P4" style:family="paragraph" style:parent-style-name="List_20_Paragraph">
      <style:text-properties style:font-name="arial" fo:font-size="14pt" style:font-size-asian="14pt" style:font-size-complex="14pt"/>
    </style:style>
    <style:style style:name="P5" style:family="paragraph" style:parent-style-name="List_20_Paragraph">
      <style:text-properties style:font-name="arial" fo:font-size="14pt" officeooo:rsid="00157bee" officeooo:paragraph-rsid="00157bee" style:font-size-asian="14pt" style:font-size-complex="14pt"/>
    </style:style>
    <style:style style:name="P6" style:family="paragraph" style:parent-style-name="List_20_Paragraph">
      <style:text-properties style:font-name="arial" fo:font-size="14pt" officeooo:paragraph-rsid="00181ed9" style:font-size-asian="14pt" style:font-size-complex="14pt"/>
    </style:style>
    <style:style style:name="P7" style:family="paragraph" style:parent-style-name="List_20_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List_20_Paragraph">
      <style:text-properties style:font-name="arial" fo:font-size="14pt" fo:font-weight="bold" officeooo:rsid="0016d7da" officeooo:paragraph-rsid="0016d7da" style:font-size-asian="14pt" style:font-weight-asian="bold" style:font-size-complex="14pt" style:font-weight-complex="bold"/>
    </style:style>
    <style:style style:name="P9" style:family="paragraph" style:parent-style-name="List_20_Paragraph">
      <style:text-properties style:font-name="arial" fo:font-size="14pt" fo:font-weight="bold" officeooo:paragraph-rsid="00181ed9" style:font-size-asian="14pt" style:font-weight-asian="bold" style:font-size-complex="14pt" style:font-weight-complex="bold"/>
    </style:style>
    <style:style style:name="P10" style:family="paragraph" style:parent-style-name="List_20_Paragraph">
      <style:paragraph-properties fo:margin-left="0in" fo:margin-right="0in" fo:text-indent="0in" style:auto-text-indent="false"/>
      <style:text-properties style:font-name="arial" fo:font-size="14pt" officeooo:rsid="0016d7da" officeooo:paragraph-rsid="0016d7da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6d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1. Copiar los archivos del directorio rc.d que se encuentra en /etc al</text:p>
      <text:p text:style-name="P2">directorio dir31.</text:p>
      <text:p text:style-name="P1">cp -r /etc/rc0.d/ /tmp/PRUEBA/dir3/dir31/</text:p>
      <text:p text:style-name="P2">22. Copiar en el directorio dir311 los archivos de /bin que tengan una</text:p>
      <text:p text:style-name="P2">a como segunda letra y su nombre tenga cuatro letras.</text:p>
      <text:p text:style-name="P5"><text:span text:style-name="T1">cp -r /bin/?a?? <text:s/>/tmp/PRUEBA/dir3/dir31/dir311/</text:span></text:p>
      <text:p text:style-name="P2">23. Copiar el directorio de otro usuario y sus subdirectorios debajo</text:p>
      <text:p text:style-name="P2">de dir11 (incluido el propio directorio).</text:p>
      <text:p text:style-name="P8">¿</text:p>
      <text:p text:style-name="P2">24. Mover el directorio dir31 y sus subdirectorios debajo de dir2.</text:p>
      <text:p text:style-name="P7">mv /tmp/PRUEBA/dir3/dir31/ /tmp/PRUEBA/dir2</text:p>
      <text:p text:style-name="P2">25. Mostrar por pantalla los archivos ordinarios del directorio HOME y</text:p>
      <text:p text:style-name="P2">sus subdirectorios.</text:p>
      <text:p text:style-name="P10"><text:tab/><text:span text:style-name="T1">ls -R</text:span></text:p>
      <text:p text:style-name="P2">26. Ocultar el archivo mensaje del directorio dir3.</text:p>
      <text:p text:style-name="P7">mv /tmp/PRUEBA/dir3/mensaje /tmp/PRUEBA/dir3/.mensaje</text:p>
      <text:p text:style-name="P2">27. Borrar los archivos y directorios de dir1, incluido el propio</text:p>
      <text:p text:style-name="P2">directorio.</text:p>
      <text:p text:style-name="P7">rm -rf /tmp/PRUEBA/dir1/</text:p>
      <text:p text:style-name="P2">28. Copiar al directorio dir312 los ficheros del directorio /dev que</text:p>
      <text:p text:style-name="P2">empiecen por t, acaben en una letra que vaya de la a a la b y tengan</text:p>
      <text:p text:style-name="P2">cinco letras en su nombre.</text:p>
      <text:p text:style-name="P7">cp /dev/t???[1-2] /tmp/PRUEBA/dir2/dir31/dir312</text:p>
      <text:p text:style-name="P2">29. Borrar los archivos de dir312 que no acaben en b y tengan una q</text:p>
      <text:p text:style-name="P6">como cuarta letra.</text:p>
      <text:p text:style-name="P9">???<text:span text:style-name="T2">q</text:span>[^2]</text:p>
      <text:p text:style-name="P6">30. Mover el directorio dir312 debajo de dir3.</text:p>
      <text:p text:style-name="P9">mv /tmp/PRUEBA/dir2/dir31/dir312 /tmp/PRUEBA/dir3</text:p>
      <text:p text:style-name="P2">31. Crear un enlace simbólico al directorio dir1 dentro del directorio</text:p>
      <text:p text:style-name="P2">dir3 llamado enlacedir1.</text:p>
      <text:p text:style-name="P7">ln -s /tmp/PRUEBA/dir31 /tmp/PRUEBA/dir3/enlacedir31</text:p>
      <text:p text:style-name="P2">32. Posicionarse en dir3 y, empleando el enlace creado en el ejercicio</text:p>
      <text:p text:style-name="P2">anterior, crear el directorio nuevo1 dentro de dir1.</text:p>
      <text:p text:style-name="P2"/>
      <text:p text:style-name="P2">33. Utilizando el enlace creado copiar los archivos que empiecen por</text:p>
      <text:p text:style-name="P2">u del directorio /bin en directorio nuevo1.</text:p>
      <text:p text:style-name="P2">34. Crear dos enlaces duros del fichero fich1, llamarlo enlace, en los</text:p>
      <text:p text:style-name="P2">directorios dir1 y dir2.</text:p>
      <text:p text:style-name="P2">35. Borrar el archivo fich1 y copiar enlace en dir3.</text:p>
      <text:p text:style-name="P2">36. Crear un enlace simbólico (llamado enlafich1) al fichero enlace de</text:p>
      <text:p text:style-name="P2">dir2 en dir1.</text:p>
      <text:p text:style-name="P2">37. Posicionarse en dir1 y, mediante el enlace creado, copiar el</text:p>
      <text:p text:style-name="P2">archivo fichl dentro de dir311.</text:p>
      <text:p text:style-name="P2">38. Seguir en dir1 y, mediante el enlace creado, sacar por pantalla las</text:p>
      <text:p text:style-name="P2"><text:soft-page-break/>líneas que tiene el archivo fich1.</text:p>
      <text:p text:style-name="P2">39. Borrar el fichero fich1 de dir240. Borrar todos los archivos y directorios creados durante los</text:p>
      <text:p text:style-name="P2">ejercic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taro</meta:initial-creator>
    <meta:editing-cycles>5</meta:editing-cycles>
    <meta:creation-date>2019-05-09T12:21:00</meta:creation-date>
    <dc:date>2019-05-09T17:16:49.912172880</dc:date>
    <meta:editing-duration>PT4H11M35S</meta:editing-duration>
    <meta:generator>LibreOffice/6.0.7.3$Linux_X86_64 LibreOffice_project/00m0$Build-3</meta:generator>
    <meta:document-statistic meta:table-count="0" meta:image-count="0" meta:object-count="0" meta:page-count="2" meta:paragraph-count="46" meta:word-count="333" meta:character-count="2131" meta:non-whitespace-character-count="18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